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sitoryDescriptorsReport.toXml( Document docu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positoryDescriptorsRepor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DescriptorsReport.init( DavResource resource , ReportInfo 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DescriptorsReport.isMultiStatusRe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